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4.306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>
            <text:p>bandwidth</text:p>
          </table:table-cell>
          <table:table-cell office:value-type="string">
            <text:p>BiggestFirst</text:p>
          </table:table-cell>
          <table:table-cell office:value-type="string">
            <text:p>SmallestFirst</text:p>
          </table:table-cell>
          <table:table-cell office:value-type="string">
            <text:p>PageRank</text:p>
          </table:table-cell>
          <table:table-cell office:value-type="string">
            <text:p>ChangeRate-J</text:p>
          </table:table-cell>
          <table:table-cell office:value-type="string">
            <text:p>ChangeRate-D</text:p>
          </table:table-cell>
          <table:table-cell office:value-type="string">
            <text:p>ChangeRatio</text:p>
          </table:table-cell>
          <table:table-cell office:value-type="string">
            <text:p>Dynamics-J</text:p>
          </table:table-cell>
          <table:table-cell office:value-type="string">
            <text:p>Dynamics-D</text:p>
          </table:table-cell>
          <table:table-cell office:value-type="string">
            <text:p>Age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62250776069851">
            <text:p>0,8622507761</text:p>
          </table:table-cell>
          <table:table-cell office:value-type="float" office:value="0.868888843068308">
            <text:p>0,8688888431</text:p>
          </table:table-cell>
          <table:table-cell office:value-type="float" office:value="0.862475903421677">
            <text:p>0,8624759034</text:p>
          </table:table-cell>
          <table:table-cell table:number-columns-repeated="2" office:value-type="float" office:value="0.872113757794477">
            <text:p>0,8721137578</text:p>
          </table:table-cell>
          <table:table-cell office:value-type="float" office:value="0.862250776069851">
            <text:p>0,8622507761</text:p>
          </table:table-cell>
          <table:table-cell office:value-type="float" office:value="0.874454489828653">
            <text:p>0,8744544898</text:p>
          </table:table-cell>
          <table:table-cell office:value-type="float" office:value="0.873866408744876">
            <text:p>0,8738664087</text:p>
          </table:table-cell>
          <table:table-cell office:value-type="float" office:value="0.86431638808775">
            <text:p>0,8643163881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46305124109062">
            <text:p>0,8463051241</text:p>
          </table:table-cell>
          <table:table-cell office:value-type="float" office:value="0.849406470943208">
            <text:p>0,8494064709</text:p>
          </table:table-cell>
          <table:table-cell office:value-type="float" office:value="0.846605637516735">
            <text:p>0,8466056375</text:p>
          </table:table-cell>
          <table:table-cell table:number-columns-repeated="2" office:value-type="float" office:value="0.85829167425457">
            <text:p>0,8582916743</text:p>
          </table:table-cell>
          <table:table-cell office:value-type="float" office:value="0.846305124109062">
            <text:p>0,8463051241</text:p>
          </table:table-cell>
          <table:table-cell office:value-type="float" office:value="0.859201583722156">
            <text:p>0,8592015837</text:p>
          </table:table-cell>
          <table:table-cell office:value-type="float" office:value="0.858731397079831">
            <text:p>0,8587313971</text:p>
          </table:table-cell>
          <table:table-cell office:value-type="float" office:value="0.847802415042552">
            <text:p>0,847802415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20171340323965">
            <text:p>0,8201713403</text:p>
          </table:table-cell>
          <table:table-cell office:value-type="float" office:value="0.82624810828333">
            <text:p>0,8262481083</text:p>
          </table:table-cell>
          <table:table-cell office:value-type="float" office:value="0.820533249183749">
            <text:p>0,8205332492</text:p>
          </table:table-cell>
          <table:table-cell table:number-columns-repeated="2" office:value-type="float" office:value="0.832369307187625">
            <text:p>0,8323693072</text:p>
          </table:table-cell>
          <table:table-cell office:value-type="float" office:value="0.820171340323965">
            <text:p>0,8201713403</text:p>
          </table:table-cell>
          <table:table-cell office:value-type="float" office:value="0.832398727529445">
            <text:p>0,8323987275</text:p>
          </table:table-cell>
          <table:table-cell office:value-type="float" office:value="0.831807484821584">
            <text:p>0,8318074848</text:p>
          </table:table-cell>
          <table:table-cell office:value-type="float" office:value="0.821984079305413">
            <text:p>0,821984079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88602203337134">
            <text:p>0,7886022033</text:p>
          </table:table-cell>
          <table:table-cell office:value-type="float" office:value="0.791662926937965">
            <text:p>0,7916629269</text:p>
          </table:table-cell>
          <table:table-cell office:value-type="float" office:value="0.788994820733679">
            <text:p>0,7889948207</text:p>
          </table:table-cell>
          <table:table-cell table:number-columns-repeated="2" office:value-type="float" office:value="0.800763044809248">
            <text:p>0,8007630448</text:p>
          </table:table-cell>
          <table:table-cell office:value-type="float" office:value="0.788602203337134">
            <text:p>0,7886022033</text:p>
          </table:table-cell>
          <table:table-cell office:value-type="float" office:value="0.801820060552874">
            <text:p>0,8018200606</text:p>
          </table:table-cell>
          <table:table-cell office:value-type="float" office:value="0.8002194482958">
            <text:p>0,8002194483</text:p>
          </table:table-cell>
          <table:table-cell office:value-type="float" office:value="0.790443294868068">
            <text:p>0,7904432949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12181285794958">
            <text:p>0,8121812858</text:p>
          </table:table-cell>
          <table:table-cell office:value-type="float" office:value="0.815701839426338">
            <text:p>0,8157018394</text:p>
          </table:table-cell>
          <table:table-cell office:value-type="float" office:value="0.812696467737504">
            <text:p>0,8126964677</text:p>
          </table:table-cell>
          <table:table-cell table:number-columns-repeated="2" office:value-type="float" office:value="0.82573806510247">
            <text:p>0,8257380651</text:p>
          </table:table-cell>
          <table:table-cell office:value-type="float" office:value="0.812181285794958">
            <text:p>0,8121812858</text:p>
          </table:table-cell>
          <table:table-cell office:value-type="float" office:value="0.825088536519272">
            <text:p>0,8250885365</text:p>
          </table:table-cell>
          <table:table-cell office:value-type="float" office:value="0.824184263654631">
            <text:p>0,8241842637</text:p>
          </table:table-cell>
          <table:table-cell office:value-type="float" office:value="0.814752971673578">
            <text:p>0,8147529717</text:p>
          </table:table-cell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0054912522311">
            <text:p>0,9005491252</text:p>
          </table:table-cell>
          <table:table-cell office:value-type="float" office:value="0.910138224699131">
            <text:p>0,9101382247</text:p>
          </table:table-cell>
          <table:table-cell office:value-type="float" office:value="0.887367456646191">
            <text:p>0,8873674566</text:p>
          </table:table-cell>
          <table:table-cell office:value-type="float" office:value="0.945442478938664">
            <text:p>0,9454424789</text:p>
          </table:table-cell>
          <table:table-cell office:value-type="float" office:value="0.94544743184605">
            <text:p>0,9454474318</text:p>
          </table:table-cell>
          <table:table-cell office:value-type="float" office:value="0.905690722750054">
            <text:p>0,9056907228</text:p>
          </table:table-cell>
          <table:table-cell office:value-type="float" office:value="0.946890551659346">
            <text:p>0,9468905517</text:p>
          </table:table-cell>
          <table:table-cell office:value-type="float" office:value="0.948567904419803">
            <text:p>0,9485679044</text:p>
          </table:table-cell>
          <table:table-cell office:value-type="float" office:value="0.883419399902747">
            <text:p>0,8834193999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98798210751377">
            <text:p>0,8987982108</text:p>
          </table:table-cell>
          <table:table-cell office:value-type="float" office:value="0.896431061564625">
            <text:p>0,8964310616</text:p>
          </table:table-cell>
          <table:table-cell office:value-type="float" office:value="0.882391686109528">
            <text:p>0,8823916861</text:p>
          </table:table-cell>
          <table:table-cell office:value-type="float" office:value="0.932533268831464">
            <text:p>0,9325332688</text:p>
          </table:table-cell>
          <table:table-cell office:value-type="float" office:value="0.932802588471703">
            <text:p>0,9328025885</text:p>
          </table:table-cell>
          <table:table-cell office:value-type="float" office:value="0.900384285017736">
            <text:p>0,900384285</text:p>
          </table:table-cell>
          <table:table-cell office:value-type="float" office:value="0.934109476499323">
            <text:p>0,9341094765</text:p>
          </table:table-cell>
          <table:table-cell office:value-type="float" office:value="0.934574716588802">
            <text:p>0,9345747166</text:p>
          </table:table-cell>
          <table:table-cell office:value-type="float" office:value="0.872741307693623">
            <text:p>0,8727413077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77904505992559">
            <text:p>0,877904506</text:p>
          </table:table-cell>
          <table:table-cell office:value-type="float" office:value="0.868882282424514">
            <text:p>0,8688822824</text:p>
          </table:table-cell>
          <table:table-cell office:value-type="float" office:value="0.874449159910171">
            <text:p>0,8744491599</text:p>
          </table:table-cell>
          <table:table-cell office:value-type="float" office:value="0.898409384353156">
            <text:p>0,8984093844</text:p>
          </table:table-cell>
          <table:table-cell office:value-type="float" office:value="0.898670705906681">
            <text:p>0,8986707059</text:p>
          </table:table-cell>
          <table:table-cell office:value-type="float" office:value="0.890009419805576">
            <text:p>0,8900094198</text:p>
          </table:table-cell>
          <table:table-cell office:value-type="float" office:value="0.902450683679271">
            <text:p>0,9024506837</text:p>
          </table:table-cell>
          <table:table-cell office:value-type="float" office:value="0.903219340923242">
            <text:p>0,9032193409</text:p>
          </table:table-cell>
          <table:table-cell office:value-type="float" office:value="0.838982223368293">
            <text:p>0,8389822234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79627653807449">
            <text:p>0,8796276538</text:p>
          </table:table-cell>
          <table:table-cell office:value-type="float" office:value="0.848770452234747">
            <text:p>0,8487704522</text:p>
          </table:table-cell>
          <table:table-cell office:value-type="float" office:value="0.868867243904201">
            <text:p>0,8688672439</text:p>
          </table:table-cell>
          <table:table-cell office:value-type="float" office:value="0.892351977974941">
            <text:p>0,892351978</text:p>
          </table:table-cell>
          <table:table-cell office:value-type="float" office:value="0.892622459349406">
            <text:p>0,8926224593</text:p>
          </table:table-cell>
          <table:table-cell office:value-type="float" office:value="0.888149483977684">
            <text:p>0,888149484</text:p>
          </table:table-cell>
          <table:table-cell office:value-type="float" office:value="0.889253214141426">
            <text:p>0,8892532141</text:p>
          </table:table-cell>
          <table:table-cell office:value-type="float" office:value="0.889803152933824">
            <text:p>0,8898031529</text:p>
          </table:table-cell>
          <table:table-cell office:value-type="float" office:value="0.815527916723343">
            <text:p>0,815527916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74053630859671">
            <text:p>0,8740536309</text:p>
          </table:table-cell>
          <table:table-cell office:value-type="float" office:value="0.873477938880265">
            <text:p>0,8734779389</text:p>
          </table:table-cell>
          <table:table-cell office:value-type="float" office:value="0.859985129766069">
            <text:p>0,8599851298</text:p>
          </table:table-cell>
          <table:table-cell office:value-type="float" office:value="0.907792678855945">
            <text:p>0,9077926789</text:p>
          </table:table-cell>
          <table:table-cell office:value-type="float" office:value="0.907774342352372">
            <text:p>0,9077743424</text:p>
          </table:table-cell>
          <table:table-cell office:value-type="float" office:value="0.877813583564347">
            <text:p>0,8778135836</text:p>
          </table:table-cell>
          <table:table-cell office:value-type="float" office:value="0.904467364022293">
            <text:p>0,904467364</text:p>
          </table:table-cell>
          <table:table-cell office:value-type="float" office:value="0.904395928368402">
            <text:p>0,9043959284</text:p>
          </table:table-cell>
          <table:table-cell office:value-type="float" office:value="0.837394906149325">
            <text:p>0,8373949061</text:p>
          </table:table-cell>
          <table:table-cell table:number-columns-repeated="5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62250776069851">
            <text:p>0,8622507761</text:p>
          </table:table-cell>
          <table:table-cell office:value-type="float" office:value="0.880080661815877">
            <text:p>0,8800806618</text:p>
          </table:table-cell>
          <table:table-cell office:value-type="float" office:value="0.862475903421677">
            <text:p>0,8624759034</text:p>
          </table:table-cell>
          <table:table-cell office:value-type="float" office:value="0.908759470210091">
            <text:p>0,9087594702</text:p>
          </table:table-cell>
          <table:table-cell office:value-type="float" office:value="0.908743642962166">
            <text:p>0,908743643</text:p>
          </table:table-cell>
          <table:table-cell office:value-type="float" office:value="0.862250776069851">
            <text:p>0,8622507761</text:p>
          </table:table-cell>
          <table:table-cell office:value-type="float" office:value="0.924314688864791">
            <text:p>0,9243146889</text:p>
          </table:table-cell>
          <table:table-cell office:value-type="float" office:value="0.920470602126162">
            <text:p>0,9204706021</text:p>
          </table:table-cell>
          <table:table-cell office:value-type="float" office:value="0.872117994305961">
            <text:p>0,8721179943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46305124109062">
            <text:p>0,8463051241</text:p>
          </table:table-cell>
          <table:table-cell office:value-type="float" office:value="0.860401601747255">
            <text:p>0,8604016017</text:p>
          </table:table-cell>
          <table:table-cell office:value-type="float" office:value="0.846605637516735">
            <text:p>0,8466056375</text:p>
          </table:table-cell>
          <table:table-cell office:value-type="float" office:value="0.89577616772776">
            <text:p>0,8957761677</text:p>
          </table:table-cell>
          <table:table-cell office:value-type="float" office:value="0.895706825620939">
            <text:p>0,8957068256</text:p>
          </table:table-cell>
          <table:table-cell office:value-type="float" office:value="0.846305124109062">
            <text:p>0,8463051241</text:p>
          </table:table-cell>
          <table:table-cell office:value-type="float" office:value="0.91020266253565">
            <text:p>0,9102026625</text:p>
          </table:table-cell>
          <table:table-cell office:value-type="float" office:value="0.906496556207226">
            <text:p>0,9064965562</text:p>
          </table:table-cell>
          <table:table-cell office:value-type="float" office:value="0.857516650827086">
            <text:p>0,8575166508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20171340323965">
            <text:p>0,8201713403</text:p>
          </table:table-cell>
          <table:table-cell office:value-type="float" office:value="0.838671569359489">
            <text:p>0,8386715694</text:p>
          </table:table-cell>
          <table:table-cell office:value-type="float" office:value="0.820533249183749">
            <text:p>0,8205332492</text:p>
          </table:table-cell>
          <table:table-cell office:value-type="float" office:value="0.87113865948871">
            <text:p>0,8711386595</text:p>
          </table:table-cell>
          <table:table-cell office:value-type="float" office:value="0.870944242696568">
            <text:p>0,8709442427</text:p>
          </table:table-cell>
          <table:table-cell office:value-type="float" office:value="0.820171340323965">
            <text:p>0,8201713403</text:p>
          </table:table-cell>
          <table:table-cell office:value-type="float" office:value="0.881265750058275">
            <text:p>0,8812657501</text:p>
          </table:table-cell>
          <table:table-cell office:value-type="float" office:value="0.88151031121556">
            <text:p>0,8815103112</text:p>
          </table:table-cell>
          <table:table-cell office:value-type="float" office:value="0.832293809060709">
            <text:p>0,8322938091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88602203337134">
            <text:p>0,7886022033</text:p>
          </table:table-cell>
          <table:table-cell office:value-type="float" office:value="0.805818194779833">
            <text:p>0,8058181948</text:p>
          </table:table-cell>
          <table:table-cell office:value-type="float" office:value="0.788994820733679">
            <text:p>0,7889948207</text:p>
          </table:table-cell>
          <table:table-cell office:value-type="float" office:value="0.841014695885188">
            <text:p>0,8410146959</text:p>
          </table:table-cell>
          <table:table-cell office:value-type="float" office:value="0.841376329721306">
            <text:p>0,8413763297</text:p>
          </table:table-cell>
          <table:table-cell office:value-type="float" office:value="0.788602203337134">
            <text:p>0,7886022033</text:p>
          </table:table-cell>
          <table:table-cell office:value-type="float" office:value="0.850513182296971">
            <text:p>0,8505131823</text:p>
          </table:table-cell>
          <table:table-cell office:value-type="float" office:value="0.846578040145461">
            <text:p>0,8465780401</text:p>
          </table:table-cell>
          <table:table-cell office:value-type="float" office:value="0.799929651435387">
            <text:p>0,799929651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12181285794958">
            <text:p>0,8121812858</text:p>
          </table:table-cell>
          <table:table-cell office:value-type="float" office:value="0.828963017502839">
            <text:p>0,8289630175</text:p>
          </table:table-cell>
          <table:table-cell office:value-type="float" office:value="0.812696467737504">
            <text:p>0,8126964677</text:p>
          </table:table-cell>
          <table:table-cell office:value-type="float" office:value="0.86778366694674">
            <text:p>0,8677836669</text:p>
          </table:table-cell>
          <table:table-cell office:value-type="float" office:value="0.868555498717812">
            <text:p>0,8685554987</text:p>
          </table:table-cell>
          <table:table-cell office:value-type="float" office:value="0.812181285794958">
            <text:p>0,8121812858</text:p>
          </table:table-cell>
          <table:table-cell office:value-type="float" office:value="0.876265882405917">
            <text:p>0,8762658824</text:p>
          </table:table-cell>
          <table:table-cell office:value-type="float" office:value="0.875660705706689">
            <text:p>0,8756607057</text:p>
          </table:table-cell>
          <table:table-cell office:value-type="float" office:value="0.827697794741845">
            <text:p>0,8276977947</text:p>
          </table:table-cell>
          <table:table-cell table:number-columns-repeated="5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44556020476825">
            <text:p>0,9445560205</text:p>
          </table:table-cell>
          <table:table-cell office:value-type="float" office:value="0.931181613808324">
            <text:p>0,9311816138</text:p>
          </table:table-cell>
          <table:table-cell office:value-type="float" office:value="0.925158593444807">
            <text:p>0,9251585934</text:p>
          </table:table-cell>
          <table:table-cell office:value-type="float" office:value="0.95864919961551">
            <text:p>0,9586491996</text:p>
          </table:table-cell>
          <table:table-cell office:value-type="float" office:value="0.956536953932656">
            <text:p>0,9565369539</text:p>
          </table:table-cell>
          <table:table-cell office:value-type="float" office:value="0.940083240669926">
            <text:p>0,9400832407</text:p>
          </table:table-cell>
          <table:table-cell office:value-type="float" office:value="0.961659790384653">
            <text:p>0,9616597904</text:p>
          </table:table-cell>
          <table:table-cell office:value-type="float" office:value="0.96090314641567">
            <text:p>0,9609031464</text:p>
          </table:table-cell>
          <table:table-cell office:value-type="float" office:value="0.928181630573183">
            <text:p>0,928181630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4033713585979">
            <text:p>0,9403371359</text:p>
          </table:table-cell>
          <table:table-cell office:value-type="float" office:value="0.91838562094162">
            <text:p>0,9183856209</text:p>
          </table:table-cell>
          <table:table-cell office:value-type="float" office:value="0.929543599574798">
            <text:p>0,9295435996</text:p>
          </table:table-cell>
          <table:table-cell office:value-type="float" office:value="0.969073906579169">
            <text:p>0,9690739066</text:p>
          </table:table-cell>
          <table:table-cell office:value-type="float" office:value="0.968072526415521">
            <text:p>0,9680725264</text:p>
          </table:table-cell>
          <table:table-cell office:value-type="float" office:value="0.94161822725041">
            <text:p>0,9416182273</text:p>
          </table:table-cell>
          <table:table-cell office:value-type="float" office:value="0.955178168069972">
            <text:p>0,9551781681</text:p>
          </table:table-cell>
          <table:table-cell office:value-type="float" office:value="0.954036689153385">
            <text:p>0,9540366892</text:p>
          </table:table-cell>
          <table:table-cell office:value-type="float" office:value="0.920941386763717">
            <text:p>0,920941386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42175907509812">
            <text:p>0,9421759075</text:p>
          </table:table-cell>
          <table:table-cell office:value-type="float" office:value="0.903582938538955">
            <text:p>0,9035829385</text:p>
          </table:table-cell>
          <table:table-cell office:value-type="float" office:value="0.918088211869648">
            <text:p>0,9180882119</text:p>
          </table:table-cell>
          <table:table-cell office:value-type="float" office:value="0.951542602257078">
            <text:p>0,9515426023</text:p>
          </table:table-cell>
          <table:table-cell office:value-type="float" office:value="0.957928056341657">
            <text:p>0,9579280563</text:p>
          </table:table-cell>
          <table:table-cell office:value-type="float" office:value="0.944316827997025">
            <text:p>0,944316828</text:p>
          </table:table-cell>
          <table:table-cell office:value-type="float" office:value="0.940203033332224">
            <text:p>0,9402030333</text:p>
          </table:table-cell>
          <table:table-cell office:value-type="float" office:value="0.939212203092185">
            <text:p>0,9392122031</text:p>
          </table:table-cell>
          <table:table-cell office:value-type="float" office:value="0.925499939239121">
            <text:p>0,925499939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29530478297449">
            <text:p>0,9295304783</text:p>
          </table:table-cell>
          <table:table-cell office:value-type="float" office:value="0.876113590500121">
            <text:p>0,8761135905</text:p>
          </table:table-cell>
          <table:table-cell office:value-type="float" office:value="0.909644357496861">
            <text:p>0,9096443575</text:p>
          </table:table-cell>
          <table:table-cell office:value-type="float" office:value="0.932603276052145">
            <text:p>0,9326032761</text:p>
          </table:table-cell>
          <table:table-cell office:value-type="float" office:value="0.932758347240334">
            <text:p>0,9327583472</text:p>
          </table:table-cell>
          <table:table-cell office:value-type="float" office:value="0.931320125134341">
            <text:p>0,9313201251</text:p>
          </table:table-cell>
          <table:table-cell office:value-type="float" office:value="0.920284392610202">
            <text:p>0,9202843926</text:p>
          </table:table-cell>
          <table:table-cell office:value-type="float" office:value="0.92129161325083">
            <text:p>0,9212916133</text:p>
          </table:table-cell>
          <table:table-cell office:value-type="float" office:value="0.910583240730654">
            <text:p>0,910583240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36082502455004">
            <text:p>0,9360825025</text:p>
          </table:table-cell>
          <table:table-cell office:value-type="float" office:value="0.903814692841924">
            <text:p>0,9038146928</text:p>
          </table:table-cell>
          <table:table-cell office:value-type="float" office:value="0.906363692873899">
            <text:p>0,9063636929</text:p>
          </table:table-cell>
          <table:table-cell office:value-type="float" office:value="0.958137354432078">
            <text:p>0,9581373544</text:p>
          </table:table-cell>
          <table:table-cell office:value-type="float" office:value="0.95803679598236">
            <text:p>0,958036796</text:p>
          </table:table-cell>
          <table:table-cell office:value-type="float" office:value="0.937457361958134">
            <text:p>0,937457362</text:p>
          </table:table-cell>
          <table:table-cell office:value-type="float" office:value="0.931907877630435">
            <text:p>0,9319078776</text:p>
          </table:table-cell>
          <table:table-cell office:value-type="float" office:value="0.933569073990437">
            <text:p>0,933569074</text:p>
          </table:table-cell>
          <table:table-cell office:value-type="float" office:value="0.913935342035083">
            <text:p>0,913935342</text:p>
          </table:table-cell>
          <table:table-cell table:number-columns-repeated="5"/>
        </table:table-row>
        <table:table-row table:style-name="ro2" table:number-rows-repeated="6">
          <table:table-cell table:number-columns-repeated="15"/>
        </table:table-row>
        <table:table-row table:style-name="ro2">
          <table:table-cell>
            <draw:frame table:end-cell-address="Tabelle1.I53" table:end-x="2.262cm" table:end-y="0.142cm" draw:z-index="0" draw:style-name="gr1" svg:width="24.44cm" svg:height="8.98cm" svg:x="0.055cm" svg:y="0.194cm">
              <draw:object draw:notify-on-update-of-ranges="Tabelle1.A1:Tabelle1.A1 Tabelle1.A2:Tabelle1.A5 Tabelle1.B1:Tabelle1.B1 Tabelle1.B2:Tabelle1.B5 Tabelle1.C1:Tabelle1.C1 Tabelle1.C2:Tabelle1.C5 Tabelle1.D1:Tabelle1.D1 Tabelle1.D2:Tabelle1.D5 Tabelle1.E1:Tabelle1.E1 Tabelle1.E2:Tabelle1.E5 Tabelle1.F1:Tabelle1.F1 Tabelle1.F2:Tabelle1.F5 Tabelle1.G1:Tabelle1.G1 Tabelle1.G2:Tabelle1.G5 Tabelle1.H1:Tabelle1.H1 Tabelle1.H2:Tabelle1.H5 Tabelle1.I1:Tabelle1.I1 Tabelle1.I2:Tabelle1.I5 Tabelle1.J1:Tabelle1.J1 Tabelle1.J2:Tabelle1.J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2" table:number-rows-repeated="19">
          <table:table-cell table:number-columns-repeated="15"/>
        </table:table-row>
        <table:table-row table:style-name="ro2">
          <table:table-cell>
            <draw:frame table:end-cell-address="Tabelle1.I73" table:end-x="2.207cm" table:end-y="0.35cm" draw:z-index="2" draw:style-name="gr1" svg:width="24.44cm" svg:height="8.98cm" svg:x="0cm" svg:y="0.403cm">
              <draw:object draw:notify-on-update-of-ranges="Tabelle1.A1:Tabelle1.A1 Tabelle1.A15:Tabelle1.A18 Tabelle1.B1:Tabelle1.B1 Tabelle1.B15:Tabelle1.B18 Tabelle1.C1:Tabelle1.C1 Tabelle1.C15:Tabelle1.C18 Tabelle1.D1:Tabelle1.D1 Tabelle1.D15:Tabelle1.D18 Tabelle1.E1:Tabelle1.E1 Tabelle1.E15:Tabelle1.E18 Tabelle1.F1:Tabelle1.F1 Tabelle1.F15:Tabelle1.F18 Tabelle1.G1:Tabelle1.G1 Tabelle1.G15:Tabelle1.G18 Tabelle1.H1:Tabelle1.H1 Tabelle1.H15:Tabelle1.H18 Tabelle1.I1:Tabelle1.I1 Tabelle1.I15:Tabelle1.I18 Tabelle1.J1:Tabelle1.J1 Tabelle1.J15:Tabelle1.J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4"/>
          <table:table-cell>
            <draw:frame table:end-cell-address="Tabelle1.V75" table:end-x="1.722cm" table:end-y="0.353cm" draw:z-index="3" draw:style-name="gr1" svg:width="15.98cm" svg:height="8.979cm" svg:x="1.549cm" svg:y="0.406cm">
              <draw:object draw:notify-on-update-of-ranges="Tabelle1.A1:Tabelle1.A1 Tabelle1.A22:Tabelle1.A25 Tabelle1.B1:Tabelle1.B1 Tabelle1.B22:Tabelle1.B25 Tabelle1.C1:Tabelle1.C1 Tabelle1.C22:Tabelle1.C25 Tabelle1.D1:Tabelle1.D1 Tabelle1.D22:Tabelle1.D25 Tabelle1.E1:Tabelle1.E1 Tabelle1.E22:Tabelle1.E25 Tabelle1.F1:Tabelle1.F1 Tabelle1.F22:Tabelle1.F25 Tabelle1.G1:Tabelle1.G1 Tabelle1.G22:Tabelle1.G25 Tabelle1.H1:Tabelle1.H1 Tabelle1.H22:Tabelle1.H25 Tabelle1.I1:Tabelle1.I1 Tabelle1.I22:Tabelle1.I25 Tabelle1.J1:Tabelle1.J1 Tabelle1.J22:Tabelle1.J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 table:number-rows-repeated="17">
          <table:table-cell table:number-columns-repeated="15"/>
        </table:table-row>
        <table:table-row table:style-name="ro2">
          <table:table-cell>
            <draw:frame table:end-cell-address="Tabelle1.I93" table:end-x="2.456cm" table:end-y="0.328cm" draw:z-index="1" draw:style-name="gr1" svg:width="24.44cm" svg:height="8.98cm" svg:x="0.249cm" svg:y="0.38cm">
              <draw:object draw:notify-on-update-of-ranges="Tabelle1.A1:Tabelle1.A1 Tabelle1.A8:Tabelle1.A11 Tabelle1.B1:Tabelle1.B1 Tabelle1.B8:Tabelle1.B11 Tabelle1.C1:Tabelle1.C1 Tabelle1.C8:Tabelle1.C11 Tabelle1.D1:Tabelle1.D1 Tabelle1.D8:Tabelle1.D11 Tabelle1.E1:Tabelle1.E1 Tabelle1.E8:Tabelle1.E11 Tabelle1.F1:Tabelle1.F1 Tabelle1.F8:Tabelle1.F11 Tabelle1.G1:Tabelle1.G1 Tabelle1.G8:Tabelle1.G11 Tabelle1.H1:Tabelle1.H1 Tabelle1.H8:Tabelle1.H11 Tabelle1.I1:Tabelle1.I1 Tabelle1.I8:Tabelle1.I11 Tabelle1.J1:Tabelle1.J1 Tabelle1.J8:Tabelle1.J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26.06.2015</text:date>, <text:time>12:03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6-26T12:03:14.98</dc:date>
    <meta:generator>OpenOffice.org/3.3$Win32 OpenOffice.org_project/330m20$Build-9567</meta:generator>
    <meta:editing-duration>PT25M45S</meta:editing-duration>
    <meta:editing-cycles>3</meta:editing-cycles>
    <meta:document-statistic meta:table-count="1" meta:cell-count="2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78" chart:maximum="0.9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441cm" svg:height="8.981cm" xlink:href=".." xlink:type="simple" chart:class="chart:line" chart:style-name="ch1">
        <chart:legend chart:legend-position="top" svg:x="5.742cm" svg:y="0.678cm" chart:style-name="ch2"/>
        <chart:plot-area chart:style-name="ch3" table:cell-range-address="Tabelle1.A1:Tabelle1.J5" chart:data-source-has-labels="both" svg:x="1.526cm" svg:y="2.128cm" svg:width="21.939cm" svg:height="5.666cm">
          <chartooo:coordinate-region svg:x="2.438cm" svg:y="2.34cm" svg:width="20.933cm" svg:height="4.781cm"/>
          <chart:axis chart:dimension="x" chart:name="primary-x" chart:style-name="ch4">
            <chart:title svg:x="11.512cm" svg:y="7.974cm" chart:style-name="ch5">
              <text:p>ITERATIONS</text:p>
            </chart:title>
            <chart:categories table:cell-range-address="Tabelle1.A2:Tabelle1.A5"/>
          </chart:axis>
          <chart:axis chart:dimension="y" chart:name="primary-y" chart:style-name="ch6">
            <chart:title svg:x="0.451cm" svg:y="5.891cm" chart:style-name="ch7">
              <text:p>PRECISION</text:p>
            </chart:title>
            <chart:grid chart:style-name="ch8" chart:class="major"/>
          </chart:axis>
          <chart:series chart:style-name="ch9" chart:values-cell-range-address="Tabelle1.B2:Tabelle1.B5" chart:label-cell-address="Tabelle1.B1:Tabelle1.B1" chart:class="chart:line">
            <chart:data-point chart:repeated="4"/>
          </chart:series>
          <chart:series chart:style-name="ch10" chart:values-cell-range-address="Tabelle1.C2:Tabelle1.C5" chart:label-cell-address="Tabelle1.C1:Tabelle1.C1" chart:class="chart:line">
            <chart:data-point chart:repeated="4"/>
          </chart:series>
          <chart:series chart:style-name="ch11" chart:values-cell-range-address="Tabelle1.D2:Tabelle1.D5" chart:label-cell-address="Tabelle1.D1:Tabelle1.D1" chart:class="chart:line">
            <chart:data-point chart:repeated="4"/>
          </chart:series>
          <chart:series chart:style-name="ch12" chart:values-cell-range-address="Tabelle1.E2:Tabelle1.E5" chart:label-cell-address="Tabelle1.E1:Tabelle1.E1" chart:class="chart:line">
            <chart:data-point chart:repeated="4"/>
          </chart:series>
          <chart:series chart:style-name="ch13" chart:values-cell-range-address="Tabelle1.F2:Tabelle1.F5" chart:label-cell-address="Tabelle1.F1:Tabelle1.F1" chart:class="chart:line">
            <chart:data-point chart:repeated="4"/>
          </chart:series>
          <chart:series chart:style-name="ch14" chart:values-cell-range-address="Tabelle1.G2:Tabelle1.G5" chart:label-cell-address="Tabelle1.G1:Tabelle1.G1" chart:class="chart:line">
            <chart:data-point chart:repeated="4"/>
          </chart:series>
          <chart:series chart:style-name="ch15" chart:values-cell-range-address="Tabelle1.H2:Tabelle1.H5" chart:label-cell-address="Tabelle1.H1:Tabelle1.H1" chart:class="chart:line">
            <chart:data-point chart:repeated="4"/>
          </chart:series>
          <chart:series chart:style-name="ch16" chart:values-cell-range-address="Tabelle1.I2:Tabelle1.I5" chart:label-cell-address="Tabelle1.I1:Tabelle1.I1" chart:class="chart:line">
            <chart:data-point chart:repeated="4"/>
          </chart:series>
          <chart:series chart:style-name="ch17" chart:values-cell-range-address="Tabelle1.J2:Tabelle1.J5" chart:label-cell-address="Tabelle1.J1:Tabelle1.J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ggestFirst</text:p>
                <draw:g>
                  <svg:desc>Tabelle1.B1:Tabelle1.B1</svg:desc>
                </draw:g>
              </table:table-cell>
              <table:table-cell office:value-type="string">
                <text:p>SmallestFirst</text:p>
                <draw:g>
                  <svg:desc>Tabelle1.C1:Tabelle1.C1</svg:desc>
                </draw:g>
              </table:table-cell>
              <table:table-cell office:value-type="string">
                <text:p>PageRank</text:p>
                <draw:g>
                  <svg:desc>Tabelle1.D1:Tabelle1.D1</svg:desc>
                </draw:g>
              </table:table-cell>
              <table:table-cell office:value-type="string">
                <text:p>ChangeRate-J</text:p>
                <draw:g>
                  <svg:desc>Tabelle1.E1:Tabelle1.E1</svg:desc>
                </draw:g>
              </table:table-cell>
              <table:table-cell office:value-type="string">
                <text:p>ChangeRate-D</text:p>
                <draw:g>
                  <svg:desc>Tabelle1.F1:Tabelle1.F1</svg:desc>
                </draw:g>
              </table:table-cell>
              <table:table-cell office:value-type="string">
                <text:p>ChangeRatio</text:p>
                <draw:g>
                  <svg:desc>Tabelle1.G1:Tabelle1.G1</svg:desc>
                </draw:g>
              </table:table-cell>
              <table:table-cell office:value-type="string">
                <text:p>Dynamics-J</text:p>
                <draw:g>
                  <svg:desc>Tabelle1.H1:Tabelle1.H1</svg:desc>
                </draw:g>
              </table:table-cell>
              <table:table-cell office:value-type="string">
                <text:p>Dynamics-D</text:p>
                <draw:g>
                  <svg:desc>Tabelle1.I1:Tabelle1.I1</svg:desc>
                </draw:g>
              </table:table-cell>
              <table:table-cell office:value-type="string">
                <text:p>Age</text:p>
                <draw:g>
                  <svg:desc>Tabelle1.J1:Tabe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.A2:Tabelle1.A5</svg:desc>
                </draw:g>
              </table:table-cell>
              <table:table-cell office:value-type="float" office:value="0.862250776069851">
                <text:p>0.862250776069851</text:p>
                <draw:g>
                  <svg:desc>Tabelle1.B2:Tabelle1.B5</svg:desc>
                </draw:g>
              </table:table-cell>
              <table:table-cell office:value-type="float" office:value="0.868888843068308">
                <text:p>0.868888843068308</text:p>
                <draw:g>
                  <svg:desc>Tabelle1.C2:Tabelle1.C5</svg:desc>
                </draw:g>
              </table:table-cell>
              <table:table-cell office:value-type="float" office:value="0.862475903421677">
                <text:p>0.862475903421677</text:p>
                <draw:g>
                  <svg:desc>Tabelle1.D2:Tabelle1.D5</svg:desc>
                </draw:g>
              </table:table-cell>
              <table:table-cell office:value-type="float" office:value="0.872113757794477">
                <text:p>0.872113757794477</text:p>
                <draw:g>
                  <svg:desc>Tabelle1.E2:Tabelle1.E5</svg:desc>
                </draw:g>
              </table:table-cell>
              <table:table-cell office:value-type="float" office:value="0.872113757794477">
                <text:p>0.872113757794477</text:p>
                <draw:g>
                  <svg:desc>Tabelle1.F2:Tabelle1.F5</svg:desc>
                </draw:g>
              </table:table-cell>
              <table:table-cell office:value-type="float" office:value="0.862250776069851">
                <text:p>0.862250776069851</text:p>
                <draw:g>
                  <svg:desc>Tabelle1.G2:Tabelle1.G5</svg:desc>
                </draw:g>
              </table:table-cell>
              <table:table-cell office:value-type="float" office:value="0.874454489828653">
                <text:p>0.874454489828653</text:p>
                <draw:g>
                  <svg:desc>Tabelle1.H2:Tabelle1.H5</svg:desc>
                </draw:g>
              </table:table-cell>
              <table:table-cell office:value-type="float" office:value="0.873866408744876">
                <text:p>0.873866408744876</text:p>
                <draw:g>
                  <svg:desc>Tabelle1.I2:Tabelle1.I5</svg:desc>
                </draw:g>
              </table:table-cell>
              <table:table-cell office:value-type="float" office:value="0.86431638808775">
                <text:p>0.86431638808775</text:p>
                <draw:g>
                  <svg:desc>Tabelle1.J2:Tabelle1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6305124109062">
                <text:p>0.846305124109062</text:p>
              </table:table-cell>
              <table:table-cell office:value-type="float" office:value="0.849406470943208">
                <text:p>0.849406470943208</text:p>
              </table:table-cell>
              <table:table-cell office:value-type="float" office:value="0.846605637516735">
                <text:p>0.846605637516735</text:p>
              </table:table-cell>
              <table:table-cell office:value-type="float" office:value="0.85829167425457">
                <text:p>0.85829167425457</text:p>
              </table:table-cell>
              <table:table-cell office:value-type="float" office:value="0.85829167425457">
                <text:p>0.85829167425457</text:p>
              </table:table-cell>
              <table:table-cell office:value-type="float" office:value="0.846305124109062">
                <text:p>0.846305124109062</text:p>
              </table:table-cell>
              <table:table-cell office:value-type="float" office:value="0.859201583722156">
                <text:p>0.859201583722156</text:p>
              </table:table-cell>
              <table:table-cell office:value-type="float" office:value="0.858731397079831">
                <text:p>0.858731397079831</text:p>
              </table:table-cell>
              <table:table-cell office:value-type="float" office:value="0.847802415042552">
                <text:p>0.847802415042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0171340323965">
                <text:p>0.820171340323965</text:p>
              </table:table-cell>
              <table:table-cell office:value-type="float" office:value="0.82624810828333">
                <text:p>0.82624810828333</text:p>
              </table:table-cell>
              <table:table-cell office:value-type="float" office:value="0.820533249183749">
                <text:p>0.820533249183749</text:p>
              </table:table-cell>
              <table:table-cell office:value-type="float" office:value="0.832369307187625">
                <text:p>0.832369307187625</text:p>
              </table:table-cell>
              <table:table-cell office:value-type="float" office:value="0.832369307187625">
                <text:p>0.832369307187625</text:p>
              </table:table-cell>
              <table:table-cell office:value-type="float" office:value="0.820171340323965">
                <text:p>0.820171340323965</text:p>
              </table:table-cell>
              <table:table-cell office:value-type="float" office:value="0.832398727529445">
                <text:p>0.832398727529445</text:p>
              </table:table-cell>
              <table:table-cell office:value-type="float" office:value="0.831807484821584">
                <text:p>0.831807484821584</text:p>
              </table:table-cell>
              <table:table-cell office:value-type="float" office:value="0.821984079305413">
                <text:p>0.821984079305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8602203337134">
                <text:p>0.788602203337134</text:p>
              </table:table-cell>
              <table:table-cell office:value-type="float" office:value="0.791662926937965">
                <text:p>0.791662926937965</text:p>
              </table:table-cell>
              <table:table-cell office:value-type="float" office:value="0.788994820733679">
                <text:p>0.788994820733679</text:p>
              </table:table-cell>
              <table:table-cell office:value-type="float" office:value="0.800763044809248">
                <text:p>0.800763044809248</text:p>
              </table:table-cell>
              <table:table-cell office:value-type="float" office:value="0.800763044809248">
                <text:p>0.800763044809248</text:p>
              </table:table-cell>
              <table:table-cell office:value-type="float" office:value="0.788602203337134">
                <text:p>0.788602203337134</text:p>
              </table:table-cell>
              <table:table-cell office:value-type="float" office:value="0.801820060552874">
                <text:p>0.801820060552874</text:p>
              </table:table-cell>
              <table:table-cell office:value-type="float" office:value="0.8002194482958">
                <text:p>0.8002194482958</text:p>
              </table:table-cell>
              <table:table-cell office:value-type="float" office:value="0.790443294868068">
                <text:p>0.790443294868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" chart:maximum="0.9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441cm" svg:height="8.981cm" xlink:href=".." xlink:type="simple" chart:class="chart:line" chart:style-name="ch1">
        <chart:legend chart:legend-position="top" svg:x="5.742cm" svg:y="0.678cm" chart:style-name="ch2"/>
        <chart:plot-area chart:style-name="ch3" table:cell-range-address="Tabelle1.A1:Tabelle1.J1 Tabelle1.A8:Tabelle1.J11" chart:data-source-has-labels="both" svg:x="1.526cm" svg:y="2.128cm" svg:width="21.939cm" svg:height="5.666cm">
          <chartooo:coordinate-region svg:x="2.438cm" svg:y="2.34cm" svg:width="20.933cm" svg:height="4.781cm"/>
          <chart:axis chart:dimension="x" chart:name="primary-x" chart:style-name="ch4">
            <chart:title svg:x="11.512cm" svg:y="7.974cm" chart:style-name="ch5">
              <text:p>ITERATIONS</text:p>
            </chart:title>
            <chart:categories table:cell-range-address="Tabelle1.A8:Tabelle1.A11"/>
          </chart:axis>
          <chart:axis chart:dimension="y" chart:name="primary-y" chart:style-name="ch6">
            <chart:title svg:x="0.451cm" svg:y="5.891cm" chart:style-name="ch7">
              <text:p>PRECISION</text:p>
            </chart:title>
            <chart:grid chart:style-name="ch8" chart:class="major"/>
          </chart:axis>
          <chart:series chart:style-name="ch9" chart:values-cell-range-address="Tabelle1.B8:Tabelle1.B11" chart:label-cell-address="Tabelle1.B1:Tabelle1.B1" chart:class="chart:line">
            <chart:data-point chart:repeated="4"/>
          </chart:series>
          <chart:series chart:style-name="ch10" chart:values-cell-range-address="Tabelle1.C8:Tabelle1.C11" chart:label-cell-address="Tabelle1.C1:Tabelle1.C1" chart:class="chart:line">
            <chart:data-point chart:repeated="4"/>
          </chart:series>
          <chart:series chart:style-name="ch11" chart:values-cell-range-address="Tabelle1.D8:Tabelle1.D11" chart:label-cell-address="Tabelle1.D1:Tabelle1.D1" chart:class="chart:line">
            <chart:data-point chart:repeated="4"/>
          </chart:series>
          <chart:series chart:style-name="ch12" chart:values-cell-range-address="Tabelle1.E8:Tabelle1.E11" chart:label-cell-address="Tabelle1.E1:Tabelle1.E1" chart:class="chart:line">
            <chart:data-point chart:repeated="4"/>
          </chart:series>
          <chart:series chart:style-name="ch13" chart:values-cell-range-address="Tabelle1.F8:Tabelle1.F11" chart:label-cell-address="Tabelle1.F1:Tabelle1.F1" chart:class="chart:line">
            <chart:data-point chart:repeated="4"/>
          </chart:series>
          <chart:series chart:style-name="ch14" chart:values-cell-range-address="Tabelle1.G8:Tabelle1.G11" chart:label-cell-address="Tabelle1.G1:Tabelle1.G1" chart:class="chart:line">
            <chart:data-point chart:repeated="4"/>
          </chart:series>
          <chart:series chart:style-name="ch15" chart:values-cell-range-address="Tabelle1.H8:Tabelle1.H11" chart:label-cell-address="Tabelle1.H1:Tabelle1.H1" chart:class="chart:line">
            <chart:data-point chart:repeated="4"/>
          </chart:series>
          <chart:series chart:style-name="ch16" chart:values-cell-range-address="Tabelle1.I8:Tabelle1.I11" chart:label-cell-address="Tabelle1.I1:Tabelle1.I1" chart:class="chart:line">
            <chart:data-point chart:repeated="4"/>
          </chart:series>
          <chart:series chart:style-name="ch17" chart:values-cell-range-address="Tabelle1.J8:Tabelle1.J11" chart:label-cell-address="Tabelle1.J1:Tabelle1.J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ggestFirst</text:p>
                <draw:g>
                  <svg:desc>Tabelle1.B1:Tabelle1.B1</svg:desc>
                </draw:g>
              </table:table-cell>
              <table:table-cell office:value-type="string">
                <text:p>SmallestFirst</text:p>
                <draw:g>
                  <svg:desc>Tabelle1.C1:Tabelle1.C1</svg:desc>
                </draw:g>
              </table:table-cell>
              <table:table-cell office:value-type="string">
                <text:p>PageRank</text:p>
                <draw:g>
                  <svg:desc>Tabelle1.D1:Tabelle1.D1</svg:desc>
                </draw:g>
              </table:table-cell>
              <table:table-cell office:value-type="string">
                <text:p>ChangeRate-J</text:p>
                <draw:g>
                  <svg:desc>Tabelle1.E1:Tabelle1.E1</svg:desc>
                </draw:g>
              </table:table-cell>
              <table:table-cell office:value-type="string">
                <text:p>ChangeRate-D</text:p>
                <draw:g>
                  <svg:desc>Tabelle1.F1:Tabelle1.F1</svg:desc>
                </draw:g>
              </table:table-cell>
              <table:table-cell office:value-type="string">
                <text:p>ChangeRatio</text:p>
                <draw:g>
                  <svg:desc>Tabelle1.G1:Tabelle1.G1</svg:desc>
                </draw:g>
              </table:table-cell>
              <table:table-cell office:value-type="string">
                <text:p>Dynamics-J</text:p>
                <draw:g>
                  <svg:desc>Tabelle1.H1:Tabelle1.H1</svg:desc>
                </draw:g>
              </table:table-cell>
              <table:table-cell office:value-type="string">
                <text:p>Dynamics-D</text:p>
                <draw:g>
                  <svg:desc>Tabelle1.I1:Tabelle1.I1</svg:desc>
                </draw:g>
              </table:table-cell>
              <table:table-cell office:value-type="string">
                <text:p>Age</text:p>
                <draw:g>
                  <svg:desc>Tabelle1.J1:Tabe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.A8:Tabelle1.A11</svg:desc>
                </draw:g>
              </table:table-cell>
              <table:table-cell office:value-type="float" office:value="0.90054912522311">
                <text:p>0.90054912522311</text:p>
                <draw:g>
                  <svg:desc>Tabelle1.B8:Tabelle1.B11</svg:desc>
                </draw:g>
              </table:table-cell>
              <table:table-cell office:value-type="float" office:value="0.910138224699131">
                <text:p>0.910138224699131</text:p>
                <draw:g>
                  <svg:desc>Tabelle1.C8:Tabelle1.C11</svg:desc>
                </draw:g>
              </table:table-cell>
              <table:table-cell office:value-type="float" office:value="0.887367456646191">
                <text:p>0.887367456646191</text:p>
                <draw:g>
                  <svg:desc>Tabelle1.D8:Tabelle1.D11</svg:desc>
                </draw:g>
              </table:table-cell>
              <table:table-cell office:value-type="float" office:value="0.945442478938664">
                <text:p>0.945442478938664</text:p>
                <draw:g>
                  <svg:desc>Tabelle1.E8:Tabelle1.E11</svg:desc>
                </draw:g>
              </table:table-cell>
              <table:table-cell office:value-type="float" office:value="0.94544743184605">
                <text:p>0.94544743184605</text:p>
                <draw:g>
                  <svg:desc>Tabelle1.F8:Tabelle1.F11</svg:desc>
                </draw:g>
              </table:table-cell>
              <table:table-cell office:value-type="float" office:value="0.905690722750054">
                <text:p>0.905690722750054</text:p>
                <draw:g>
                  <svg:desc>Tabelle1.G8:Tabelle1.G11</svg:desc>
                </draw:g>
              </table:table-cell>
              <table:table-cell office:value-type="float" office:value="0.946890551659346">
                <text:p>0.946890551659346</text:p>
                <draw:g>
                  <svg:desc>Tabelle1.H8:Tabelle1.H11</svg:desc>
                </draw:g>
              </table:table-cell>
              <table:table-cell office:value-type="float" office:value="0.948567904419803">
                <text:p>0.948567904419803</text:p>
                <draw:g>
                  <svg:desc>Tabelle1.I8:Tabelle1.I11</svg:desc>
                </draw:g>
              </table:table-cell>
              <table:table-cell office:value-type="float" office:value="0.883419399902747">
                <text:p>0.883419399902747</text:p>
                <draw:g>
                  <svg:desc>Tabelle1.J8:Tabelle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8798210751377">
                <text:p>0.898798210751377</text:p>
              </table:table-cell>
              <table:table-cell office:value-type="float" office:value="0.896431061564625">
                <text:p>0.896431061564625</text:p>
              </table:table-cell>
              <table:table-cell office:value-type="float" office:value="0.882391686109528">
                <text:p>0.882391686109528</text:p>
              </table:table-cell>
              <table:table-cell office:value-type="float" office:value="0.932533268831464">
                <text:p>0.932533268831464</text:p>
              </table:table-cell>
              <table:table-cell office:value-type="float" office:value="0.932802588471703">
                <text:p>0.932802588471703</text:p>
              </table:table-cell>
              <table:table-cell office:value-type="float" office:value="0.900384285017736">
                <text:p>0.900384285017736</text:p>
              </table:table-cell>
              <table:table-cell office:value-type="float" office:value="0.934109476499323">
                <text:p>0.934109476499323</text:p>
              </table:table-cell>
              <table:table-cell office:value-type="float" office:value="0.934574716588802">
                <text:p>0.934574716588802</text:p>
              </table:table-cell>
              <table:table-cell office:value-type="float" office:value="0.872741307693623">
                <text:p>0.87274130769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7904505992559">
                <text:p>0.877904505992559</text:p>
              </table:table-cell>
              <table:table-cell office:value-type="float" office:value="0.868882282424514">
                <text:p>0.868882282424514</text:p>
              </table:table-cell>
              <table:table-cell office:value-type="float" office:value="0.874449159910171">
                <text:p>0.874449159910171</text:p>
              </table:table-cell>
              <table:table-cell office:value-type="float" office:value="0.898409384353156">
                <text:p>0.898409384353156</text:p>
              </table:table-cell>
              <table:table-cell office:value-type="float" office:value="0.898670705906681">
                <text:p>0.898670705906681</text:p>
              </table:table-cell>
              <table:table-cell office:value-type="float" office:value="0.890009419805576">
                <text:p>0.890009419805576</text:p>
              </table:table-cell>
              <table:table-cell office:value-type="float" office:value="0.902450683679271">
                <text:p>0.902450683679271</text:p>
              </table:table-cell>
              <table:table-cell office:value-type="float" office:value="0.903219340923242">
                <text:p>0.903219340923242</text:p>
              </table:table-cell>
              <table:table-cell office:value-type="float" office:value="0.838982223368293">
                <text:p>0.838982223368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9627653807449">
                <text:p>0.879627653807449</text:p>
              </table:table-cell>
              <table:table-cell office:value-type="float" office:value="0.848770452234747">
                <text:p>0.848770452234747</text:p>
              </table:table-cell>
              <table:table-cell office:value-type="float" office:value="0.868867243904201">
                <text:p>0.868867243904201</text:p>
              </table:table-cell>
              <table:table-cell office:value-type="float" office:value="0.892351977974941">
                <text:p>0.892351977974941</text:p>
              </table:table-cell>
              <table:table-cell office:value-type="float" office:value="0.892622459349406">
                <text:p>0.892622459349406</text:p>
              </table:table-cell>
              <table:table-cell office:value-type="float" office:value="0.888149483977684">
                <text:p>0.888149483977684</text:p>
              </table:table-cell>
              <table:table-cell office:value-type="float" office:value="0.889253214141426">
                <text:p>0.889253214141426</text:p>
              </table:table-cell>
              <table:table-cell office:value-type="float" office:value="0.889803152933824">
                <text:p>0.889803152933824</text:p>
              </table:table-cell>
              <table:table-cell office:value-type="float" office:value="0.815527916723343">
                <text:p>0.815527916723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78" chart:maximum="0.9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441cm" svg:height="8.981cm" xlink:href=".." xlink:type="simple" chart:class="chart:line" chart:style-name="ch1">
        <chart:legend chart:legend-position="top" svg:x="5.742cm" svg:y="0.678cm" chart:style-name="ch2"/>
        <chart:plot-area chart:style-name="ch3" table:cell-range-address="Tabelle1.A1:Tabelle1.J1 Tabelle1.A15:Tabelle1.J18" chart:data-source-has-labels="both" svg:x="1.526cm" svg:y="2.128cm" svg:width="21.939cm" svg:height="5.666cm">
          <chartooo:coordinate-region svg:x="2.438cm" svg:y="2.34cm" svg:width="20.933cm" svg:height="4.781cm"/>
          <chart:axis chart:dimension="x" chart:name="primary-x" chart:style-name="ch4">
            <chart:title svg:x="11.512cm" svg:y="7.974cm" chart:style-name="ch5">
              <text:p>ITERATIONS</text:p>
            </chart:title>
            <chart:categories table:cell-range-address="Tabelle1.A15:Tabelle1.A18"/>
          </chart:axis>
          <chart:axis chart:dimension="y" chart:name="primary-y" chart:style-name="ch6">
            <chart:title svg:x="0.451cm" svg:y="5.891cm" chart:style-name="ch7">
              <text:p>PRECISION</text:p>
            </chart:title>
            <chart:grid chart:style-name="ch8" chart:class="major"/>
          </chart:axis>
          <chart:series chart:style-name="ch9" chart:values-cell-range-address="Tabelle1.B15:Tabelle1.B18" chart:label-cell-address="Tabelle1.B1:Tabelle1.B1" chart:class="chart:line">
            <chart:data-point chart:repeated="4"/>
          </chart:series>
          <chart:series chart:style-name="ch10" chart:values-cell-range-address="Tabelle1.C15:Tabelle1.C18" chart:label-cell-address="Tabelle1.C1:Tabelle1.C1" chart:class="chart:line">
            <chart:data-point chart:repeated="4"/>
          </chart:series>
          <chart:series chart:style-name="ch11" chart:values-cell-range-address="Tabelle1.D15:Tabelle1.D18" chart:label-cell-address="Tabelle1.D1:Tabelle1.D1" chart:class="chart:line">
            <chart:data-point chart:repeated="4"/>
          </chart:series>
          <chart:series chart:style-name="ch12" chart:values-cell-range-address="Tabelle1.E15:Tabelle1.E18" chart:label-cell-address="Tabelle1.E1:Tabelle1.E1" chart:class="chart:line">
            <chart:data-point chart:repeated="4"/>
          </chart:series>
          <chart:series chart:style-name="ch13" chart:values-cell-range-address="Tabelle1.F15:Tabelle1.F18" chart:label-cell-address="Tabelle1.F1:Tabelle1.F1" chart:class="chart:line">
            <chart:data-point chart:repeated="4"/>
          </chart:series>
          <chart:series chart:style-name="ch14" chart:values-cell-range-address="Tabelle1.G15:Tabelle1.G18" chart:label-cell-address="Tabelle1.G1:Tabelle1.G1" chart:class="chart:line">
            <chart:data-point chart:repeated="4"/>
          </chart:series>
          <chart:series chart:style-name="ch15" chart:values-cell-range-address="Tabelle1.H15:Tabelle1.H18" chart:label-cell-address="Tabelle1.H1:Tabelle1.H1" chart:class="chart:line">
            <chart:data-point chart:repeated="4"/>
          </chart:series>
          <chart:series chart:style-name="ch16" chart:values-cell-range-address="Tabelle1.I15:Tabelle1.I18" chart:label-cell-address="Tabelle1.I1:Tabelle1.I1" chart:class="chart:line">
            <chart:data-point chart:repeated="4"/>
          </chart:series>
          <chart:series chart:style-name="ch17" chart:values-cell-range-address="Tabelle1.J15:Tabelle1.J18" chart:label-cell-address="Tabelle1.J1:Tabelle1.J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ggestFirst</text:p>
                <draw:g>
                  <svg:desc>Tabelle1.B1:Tabelle1.B1</svg:desc>
                </draw:g>
              </table:table-cell>
              <table:table-cell office:value-type="string">
                <text:p>SmallestFirst</text:p>
                <draw:g>
                  <svg:desc>Tabelle1.C1:Tabelle1.C1</svg:desc>
                </draw:g>
              </table:table-cell>
              <table:table-cell office:value-type="string">
                <text:p>PageRank</text:p>
                <draw:g>
                  <svg:desc>Tabelle1.D1:Tabelle1.D1</svg:desc>
                </draw:g>
              </table:table-cell>
              <table:table-cell office:value-type="string">
                <text:p>ChangeRate-J</text:p>
                <draw:g>
                  <svg:desc>Tabelle1.E1:Tabelle1.E1</svg:desc>
                </draw:g>
              </table:table-cell>
              <table:table-cell office:value-type="string">
                <text:p>ChangeRate-D</text:p>
                <draw:g>
                  <svg:desc>Tabelle1.F1:Tabelle1.F1</svg:desc>
                </draw:g>
              </table:table-cell>
              <table:table-cell office:value-type="string">
                <text:p>ChangeRatio</text:p>
                <draw:g>
                  <svg:desc>Tabelle1.G1:Tabelle1.G1</svg:desc>
                </draw:g>
              </table:table-cell>
              <table:table-cell office:value-type="string">
                <text:p>Dynamics-J</text:p>
                <draw:g>
                  <svg:desc>Tabelle1.H1:Tabelle1.H1</svg:desc>
                </draw:g>
              </table:table-cell>
              <table:table-cell office:value-type="string">
                <text:p>Dynamics-D</text:p>
                <draw:g>
                  <svg:desc>Tabelle1.I1:Tabelle1.I1</svg:desc>
                </draw:g>
              </table:table-cell>
              <table:table-cell office:value-type="string">
                <text:p>Age</text:p>
                <draw:g>
                  <svg:desc>Tabelle1.J1:Tabe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.A15:Tabelle1.A18</svg:desc>
                </draw:g>
              </table:table-cell>
              <table:table-cell office:value-type="float" office:value="0.862250776069851">
                <text:p>0.862250776069851</text:p>
                <draw:g>
                  <svg:desc>Tabelle1.B15:Tabelle1.B18</svg:desc>
                </draw:g>
              </table:table-cell>
              <table:table-cell office:value-type="float" office:value="0.880080661815877">
                <text:p>0.880080661815877</text:p>
                <draw:g>
                  <svg:desc>Tabelle1.C15:Tabelle1.C18</svg:desc>
                </draw:g>
              </table:table-cell>
              <table:table-cell office:value-type="float" office:value="0.862475903421677">
                <text:p>0.862475903421677</text:p>
                <draw:g>
                  <svg:desc>Tabelle1.D15:Tabelle1.D18</svg:desc>
                </draw:g>
              </table:table-cell>
              <table:table-cell office:value-type="float" office:value="0.908759470210091">
                <text:p>0.908759470210091</text:p>
                <draw:g>
                  <svg:desc>Tabelle1.E15:Tabelle1.E18</svg:desc>
                </draw:g>
              </table:table-cell>
              <table:table-cell office:value-type="float" office:value="0.908743642962166">
                <text:p>0.908743642962166</text:p>
                <draw:g>
                  <svg:desc>Tabelle1.F15:Tabelle1.F18</svg:desc>
                </draw:g>
              </table:table-cell>
              <table:table-cell office:value-type="float" office:value="0.862250776069851">
                <text:p>0.862250776069851</text:p>
                <draw:g>
                  <svg:desc>Tabelle1.G15:Tabelle1.G18</svg:desc>
                </draw:g>
              </table:table-cell>
              <table:table-cell office:value-type="float" office:value="0.924314688864791">
                <text:p>0.924314688864791</text:p>
                <draw:g>
                  <svg:desc>Tabelle1.H15:Tabelle1.H18</svg:desc>
                </draw:g>
              </table:table-cell>
              <table:table-cell office:value-type="float" office:value="0.920470602126162">
                <text:p>0.920470602126162</text:p>
                <draw:g>
                  <svg:desc>Tabelle1.I15:Tabelle1.I18</svg:desc>
                </draw:g>
              </table:table-cell>
              <table:table-cell office:value-type="float" office:value="0.872117994305961">
                <text:p>0.872117994305961</text:p>
                <draw:g>
                  <svg:desc>Tabelle1.J15:Tabelle1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6305124109062">
                <text:p>0.846305124109062</text:p>
              </table:table-cell>
              <table:table-cell office:value-type="float" office:value="0.860401601747255">
                <text:p>0.860401601747255</text:p>
              </table:table-cell>
              <table:table-cell office:value-type="float" office:value="0.846605637516735">
                <text:p>0.846605637516735</text:p>
              </table:table-cell>
              <table:table-cell office:value-type="float" office:value="0.89577616772776">
                <text:p>0.89577616772776</text:p>
              </table:table-cell>
              <table:table-cell office:value-type="float" office:value="0.895706825620939">
                <text:p>0.895706825620939</text:p>
              </table:table-cell>
              <table:table-cell office:value-type="float" office:value="0.846305124109062">
                <text:p>0.846305124109062</text:p>
              </table:table-cell>
              <table:table-cell office:value-type="float" office:value="0.91020266253565">
                <text:p>0.91020266253565</text:p>
              </table:table-cell>
              <table:table-cell office:value-type="float" office:value="0.906496556207226">
                <text:p>0.906496556207226</text:p>
              </table:table-cell>
              <table:table-cell office:value-type="float" office:value="0.857516650827086">
                <text:p>0.857516650827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0171340323965">
                <text:p>0.820171340323965</text:p>
              </table:table-cell>
              <table:table-cell office:value-type="float" office:value="0.838671569359489">
                <text:p>0.838671569359489</text:p>
              </table:table-cell>
              <table:table-cell office:value-type="float" office:value="0.820533249183749">
                <text:p>0.820533249183749</text:p>
              </table:table-cell>
              <table:table-cell office:value-type="float" office:value="0.87113865948871">
                <text:p>0.87113865948871</text:p>
              </table:table-cell>
              <table:table-cell office:value-type="float" office:value="0.870944242696568">
                <text:p>0.870944242696568</text:p>
              </table:table-cell>
              <table:table-cell office:value-type="float" office:value="0.820171340323965">
                <text:p>0.820171340323965</text:p>
              </table:table-cell>
              <table:table-cell office:value-type="float" office:value="0.881265750058275">
                <text:p>0.881265750058275</text:p>
              </table:table-cell>
              <table:table-cell office:value-type="float" office:value="0.88151031121556">
                <text:p>0.88151031121556</text:p>
              </table:table-cell>
              <table:table-cell office:value-type="float" office:value="0.832293809060709">
                <text:p>0.832293809060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8602203337134">
                <text:p>0.788602203337134</text:p>
              </table:table-cell>
              <table:table-cell office:value-type="float" office:value="0.805818194779833">
                <text:p>0.805818194779833</text:p>
              </table:table-cell>
              <table:table-cell office:value-type="float" office:value="0.788994820733679">
                <text:p>0.788994820733679</text:p>
              </table:table-cell>
              <table:table-cell office:value-type="float" office:value="0.841014695885188">
                <text:p>0.841014695885188</text:p>
              </table:table-cell>
              <table:table-cell office:value-type="float" office:value="0.841376329721306">
                <text:p>0.841376329721306</text:p>
              </table:table-cell>
              <table:table-cell office:value-type="float" office:value="0.788602203337134">
                <text:p>0.788602203337134</text:p>
              </table:table-cell>
              <table:table-cell office:value-type="float" office:value="0.850513182296971">
                <text:p>0.850513182296971</text:p>
              </table:table-cell>
              <table:table-cell office:value-type="float" office:value="0.846578040145461">
                <text:p>0.846578040145461</text:p>
              </table:table-cell>
              <table:table-cell office:value-type="float" office:value="0.799929651435387">
                <text:p>0.7999296514353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1cm" svg:height="8.98cm" xlink:href=".." xlink:type="simple" chart:class="chart:line" chart:style-name="ch1">
        <chart:legend chart:legend-position="end" svg:x="12.949cm" svg:y="2.278cm" chart:style-name="ch2"/>
        <chart:plot-area chart:style-name="ch3" table:cell-range-address="Tabelle1.A1:Tabelle1.J1 Tabelle1.A22:Tabelle1.J25" chart:data-source-has-labels="both" svg:x="1.357cm" svg:y="0.851cm" svg:width="10.954cm" svg:height="6.942cm">
          <chartooo:coordinate-region svg:x="2.269cm" svg:y="1.064cm" svg:width="9.855cm" svg:height="6.057cm"/>
          <chart:axis chart:dimension="x" chart:name="primary-x" chart:style-name="ch4">
            <chart:title svg:x="5.851cm" svg:y="7.973cm" chart:style-name="ch5">
              <text:p>ITERATIONS</text:p>
            </chart:title>
            <chart:categories table:cell-range-address="Tabelle1.A22:Tabelle1.A25"/>
          </chart:axis>
          <chart:axis chart:dimension="y" chart:name="primary-y" chart:style-name="ch4">
            <chart:title svg:x="0.451cm" svg:y="5.252cm" chart:style-name="ch6">
              <text:p>PRECISION</text:p>
            </chart:title>
            <chart:grid chart:style-name="ch7" chart:class="major"/>
          </chart:axis>
          <chart:series chart:style-name="ch8" chart:values-cell-range-address="Tabelle1.B22:Tabelle1.B25" chart:label-cell-address="Tabelle1.B1:Tabelle1.B1" chart:class="chart:line">
            <chart:data-point chart:repeated="4"/>
          </chart:series>
          <chart:series chart:style-name="ch9" chart:values-cell-range-address="Tabelle1.C22:Tabelle1.C25" chart:label-cell-address="Tabelle1.C1:Tabelle1.C1" chart:class="chart:line">
            <chart:data-point chart:repeated="4"/>
          </chart:series>
          <chart:series chart:style-name="ch10" chart:values-cell-range-address="Tabelle1.D22:Tabelle1.D25" chart:label-cell-address="Tabelle1.D1:Tabelle1.D1" chart:class="chart:line">
            <chart:data-point chart:repeated="4"/>
          </chart:series>
          <chart:series chart:style-name="ch11" chart:values-cell-range-address="Tabelle1.E22:Tabelle1.E25" chart:label-cell-address="Tabelle1.E1:Tabelle1.E1" chart:class="chart:line">
            <chart:data-point chart:repeated="4"/>
          </chart:series>
          <chart:series chart:style-name="ch12" chart:values-cell-range-address="Tabelle1.F22:Tabelle1.F25" chart:label-cell-address="Tabelle1.F1:Tabelle1.F1" chart:class="chart:line">
            <chart:data-point chart:repeated="4"/>
          </chart:series>
          <chart:series chart:style-name="ch13" chart:values-cell-range-address="Tabelle1.G22:Tabelle1.G25" chart:label-cell-address="Tabelle1.G1:Tabelle1.G1" chart:class="chart:line">
            <chart:data-point chart:repeated="4"/>
          </chart:series>
          <chart:series chart:style-name="ch14" chart:values-cell-range-address="Tabelle1.H22:Tabelle1.H25" chart:label-cell-address="Tabelle1.H1:Tabelle1.H1" chart:class="chart:line">
            <chart:data-point chart:repeated="4"/>
          </chart:series>
          <chart:series chart:style-name="ch15" chart:values-cell-range-address="Tabelle1.I22:Tabelle1.I25" chart:label-cell-address="Tabelle1.I1:Tabelle1.I1" chart:class="chart:line">
            <chart:data-point chart:repeated="4"/>
          </chart:series>
          <chart:series chart:style-name="ch16" chart:values-cell-range-address="Tabelle1.J22:Tabelle1.J25" chart:label-cell-address="Tabelle1.J1:Tabelle1.J1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ggestFirst</text:p>
                <draw:g>
                  <svg:desc>Tabelle1.B1:Tabelle1.B1</svg:desc>
                </draw:g>
              </table:table-cell>
              <table:table-cell office:value-type="string">
                <text:p>SmallestFirst</text:p>
                <draw:g>
                  <svg:desc>Tabelle1.C1:Tabelle1.C1</svg:desc>
                </draw:g>
              </table:table-cell>
              <table:table-cell office:value-type="string">
                <text:p>PageRank</text:p>
                <draw:g>
                  <svg:desc>Tabelle1.D1:Tabelle1.D1</svg:desc>
                </draw:g>
              </table:table-cell>
              <table:table-cell office:value-type="string">
                <text:p>ChangeRate-J</text:p>
                <draw:g>
                  <svg:desc>Tabelle1.E1:Tabelle1.E1</svg:desc>
                </draw:g>
              </table:table-cell>
              <table:table-cell office:value-type="string">
                <text:p>ChangeRate-D</text:p>
                <draw:g>
                  <svg:desc>Tabelle1.F1:Tabelle1.F1</svg:desc>
                </draw:g>
              </table:table-cell>
              <table:table-cell office:value-type="string">
                <text:p>ChangeRatio</text:p>
                <draw:g>
                  <svg:desc>Tabelle1.G1:Tabelle1.G1</svg:desc>
                </draw:g>
              </table:table-cell>
              <table:table-cell office:value-type="string">
                <text:p>Dynamics-J</text:p>
                <draw:g>
                  <svg:desc>Tabelle1.H1:Tabelle1.H1</svg:desc>
                </draw:g>
              </table:table-cell>
              <table:table-cell office:value-type="string">
                <text:p>Dynamics-D</text:p>
                <draw:g>
                  <svg:desc>Tabelle1.I1:Tabelle1.I1</svg:desc>
                </draw:g>
              </table:table-cell>
              <table:table-cell office:value-type="string">
                <text:p>Age</text:p>
                <draw:g>
                  <svg:desc>Tabelle1.J1:Tabe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Tabelle1.A22:Tabelle1.A25</svg:desc>
                </draw:g>
              </table:table-cell>
              <table:table-cell office:value-type="float" office:value="0.944556020476825">
                <text:p>0.944556020476825</text:p>
                <draw:g>
                  <svg:desc>Tabelle1.B22:Tabelle1.B25</svg:desc>
                </draw:g>
              </table:table-cell>
              <table:table-cell office:value-type="float" office:value="0.931181613808324">
                <text:p>0.931181613808324</text:p>
                <draw:g>
                  <svg:desc>Tabelle1.C22:Tabelle1.C25</svg:desc>
                </draw:g>
              </table:table-cell>
              <table:table-cell office:value-type="float" office:value="0.925158593444807">
                <text:p>0.925158593444807</text:p>
                <draw:g>
                  <svg:desc>Tabelle1.D22:Tabelle1.D25</svg:desc>
                </draw:g>
              </table:table-cell>
              <table:table-cell office:value-type="float" office:value="0.95864919961551">
                <text:p>0.95864919961551</text:p>
                <draw:g>
                  <svg:desc>Tabelle1.E22:Tabelle1.E25</svg:desc>
                </draw:g>
              </table:table-cell>
              <table:table-cell office:value-type="float" office:value="0.956536953932656">
                <text:p>0.956536953932656</text:p>
                <draw:g>
                  <svg:desc>Tabelle1.F22:Tabelle1.F25</svg:desc>
                </draw:g>
              </table:table-cell>
              <table:table-cell office:value-type="float" office:value="0.940083240669926">
                <text:p>0.940083240669926</text:p>
                <draw:g>
                  <svg:desc>Tabelle1.G22:Tabelle1.G25</svg:desc>
                </draw:g>
              </table:table-cell>
              <table:table-cell office:value-type="float" office:value="0.961659790384653">
                <text:p>0.961659790384653</text:p>
                <draw:g>
                  <svg:desc>Tabelle1.H22:Tabelle1.H25</svg:desc>
                </draw:g>
              </table:table-cell>
              <table:table-cell office:value-type="float" office:value="0.96090314641567">
                <text:p>0.96090314641567</text:p>
                <draw:g>
                  <svg:desc>Tabelle1.I22:Tabelle1.I25</svg:desc>
                </draw:g>
              </table:table-cell>
              <table:table-cell office:value-type="float" office:value="0.928181630573183">
                <text:p>0.928181630573183</text:p>
                <draw:g>
                  <svg:desc>Tabelle1.J22:Tabelle1.J25</svg:desc>
                </draw:g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033713585979">
                <text:p>0.94033713585979</text:p>
              </table:table-cell>
              <table:table-cell office:value-type="float" office:value="0.91838562094162">
                <text:p>0.91838562094162</text:p>
              </table:table-cell>
              <table:table-cell office:value-type="float" office:value="0.929543599574798">
                <text:p>0.929543599574798</text:p>
              </table:table-cell>
              <table:table-cell office:value-type="float" office:value="0.969073906579169">
                <text:p>0.969073906579169</text:p>
              </table:table-cell>
              <table:table-cell office:value-type="float" office:value="0.968072526415521">
                <text:p>0.968072526415521</text:p>
              </table:table-cell>
              <table:table-cell office:value-type="float" office:value="0.94161822725041">
                <text:p>0.94161822725041</text:p>
              </table:table-cell>
              <table:table-cell office:value-type="float" office:value="0.955178168069972">
                <text:p>0.955178168069972</text:p>
              </table:table-cell>
              <table:table-cell office:value-type="float" office:value="0.954036689153385">
                <text:p>0.954036689153385</text:p>
              </table:table-cell>
              <table:table-cell office:value-type="float" office:value="0.920941386763717">
                <text:p>0.920941386763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2175907509812">
                <text:p>0.942175907509812</text:p>
              </table:table-cell>
              <table:table-cell office:value-type="float" office:value="0.903582938538955">
                <text:p>0.903582938538955</text:p>
              </table:table-cell>
              <table:table-cell office:value-type="float" office:value="0.918088211869648">
                <text:p>0.918088211869648</text:p>
              </table:table-cell>
              <table:table-cell office:value-type="float" office:value="0.951542602257078">
                <text:p>0.951542602257078</text:p>
              </table:table-cell>
              <table:table-cell office:value-type="float" office:value="0.957928056341657">
                <text:p>0.957928056341657</text:p>
              </table:table-cell>
              <table:table-cell office:value-type="float" office:value="0.944316827997025">
                <text:p>0.944316827997025</text:p>
              </table:table-cell>
              <table:table-cell office:value-type="float" office:value="0.940203033332224">
                <text:p>0.940203033332224</text:p>
              </table:table-cell>
              <table:table-cell office:value-type="float" office:value="0.939212203092185">
                <text:p>0.939212203092185</text:p>
              </table:table-cell>
              <table:table-cell office:value-type="float" office:value="0.925499939239121">
                <text:p>0.925499939239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9530478297449">
                <text:p>0.929530478297449</text:p>
              </table:table-cell>
              <table:table-cell office:value-type="float" office:value="0.876113590500121">
                <text:p>0.876113590500121</text:p>
              </table:table-cell>
              <table:table-cell office:value-type="float" office:value="0.909644357496861">
                <text:p>0.909644357496861</text:p>
              </table:table-cell>
              <table:table-cell office:value-type="float" office:value="0.932603276052145">
                <text:p>0.932603276052145</text:p>
              </table:table-cell>
              <table:table-cell office:value-type="float" office:value="0.932758347240334">
                <text:p>0.932758347240334</text:p>
              </table:table-cell>
              <table:table-cell office:value-type="float" office:value="0.931320125134341">
                <text:p>0.931320125134341</text:p>
              </table:table-cell>
              <table:table-cell office:value-type="float" office:value="0.920284392610202">
                <text:p>0.920284392610202</text:p>
              </table:table-cell>
              <table:table-cell office:value-type="float" office:value="0.92129161325083">
                <text:p>0.92129161325083</text:p>
              </table:table-cell>
              <table:table-cell office:value-type="float" office:value="0.910583240730654">
                <text:p>0.9105832407306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